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9cda51" officeooo:paragraph-rsid="009cda51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1eed6b" officeooo:paragraph-rsid="00aef1c7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966a55" officeooo:paragraph-rsid="00966a5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officeooo:rsid="008c10c5" officeooo:paragraph-rsid="009e88d8" style:font-size-asian="10pt" style:font-size-complex="10pt"/>
    </style:style>
    <style:style style:name="P7" style:family="paragraph" style:parent-style-name="Standard">
      <style:text-properties style:use-window-font-color="true" style:font-name="Arial1" fo:font-size="10pt" officeooo:rsid="00aa5ede" officeooo:paragraph-rsid="00aa5ede" style:font-size-asian="10pt" style:font-size-complex="10pt"/>
    </style:style>
    <style:style style:name="P8" style:family="paragraph" style:parent-style-name="Standard">
      <style:text-properties style:use-window-font-color="true" style:font-name="Arial1" fo:font-size="10pt" officeooo:rsid="008a0d74" officeooo:paragraph-rsid="00af710d" style:font-size-asian="10pt" style:font-size-complex="10pt"/>
    </style:style>
    <style:style style:name="P9" style:family="paragraph" style:parent-style-name="Standard">
      <style:text-properties style:use-window-font-color="true" style:font-name="Arial1" fo:font-size="10pt" officeooo:rsid="00b75945" officeooo:paragraph-rsid="00b75945" fo:background-color="transparen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19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0" style:family="paragraph" style:parent-style-name="Standard">
      <style:text-properties style:font-name="Arial1" fo:font-size="10pt" officeooo:rsid="0063f7f2" officeooo:paragraph-rsid="0063f7f2" style:font-size-asian="10pt" style:font-size-complex="10pt"/>
    </style:style>
    <style:style style:name="P21" style:family="paragraph" style:parent-style-name="Standard">
      <style:text-properties style:font-name="Arial1" fo:font-size="10pt" officeooo:rsid="00087c3c" officeooo:paragraph-rsid="00af710d" fo:background-color="transparent" style:font-size-asian="10pt" style:font-size-complex="10pt"/>
    </style:style>
    <style:style style:name="P22" style:family="paragraph" style:parent-style-name="Standard"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6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7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a05514" officeooo:paragraph-rsid="00a05514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a0d74" officeooo:paragraph-rsid="00888dd3" fo:background-color="transparent" style:font-size-asian="10pt" style:font-size-complex="10pt"/>
    </style:style>
    <style:style style:name="P3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7c929e" officeooo:paragraph-rsid="00acb010" fo:background-color="transparent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6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8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8a0d74" style:font-weight-asian="normal" style:font-weight-complex="normal"/>
    </style:style>
    <style:style style:name="T6" style:family="text">
      <style:text-properties fo:font-weight="normal" officeooo:rsid="00a7b81d" style:font-weight-asian="normal" style:font-weight-complex="normal"/>
    </style:style>
    <style:style style:name="T7" style:family="text">
      <style:text-properties fo:font-weight="normal" officeooo:rsid="00aa5ede" style:font-weight-asian="normal" style:font-weight-complex="normal"/>
    </style:style>
    <style:style style:name="T8" style:family="text">
      <style:text-properties fo:font-weight="normal" officeooo:rsid="00af710d" style:font-weight-asian="normal" style:font-weight-complex="normal"/>
    </style:style>
    <style:style style:name="T9" style:family="text">
      <style:text-properties fo:font-weight="normal" officeooo:rsid="00ad12d3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af710d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aa5ede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b0b1ae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b558d1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b5711f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b75945" fo:background-color="transparent" loext:char-shading-value="0" style:font-weight-asian="normal" style:font-weight-complex="normal"/>
    </style:style>
    <style:style style:name="T16" style:family="text">
      <style:text-properties style:use-window-font-color="true" fo:font-weight="normal" officeooo:rsid="00aa5ede" style:font-weight-asian="normal" style:font-weight-complex="normal"/>
    </style:style>
    <style:style style:name="T17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8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9" style:family="text">
      <style:text-properties style:font-name="Arial"/>
    </style:style>
    <style:style style:name="T20" style:family="text">
      <style:text-properties officeooo:rsid="0084e411"/>
    </style:style>
    <style:style style:name="T21" style:family="text">
      <style:text-properties officeooo:rsid="000c6bcc"/>
    </style:style>
    <style:style style:name="T22" style:family="text">
      <style:text-properties officeooo:rsid="0007ca86"/>
    </style:style>
    <style:style style:name="T23" style:family="text">
      <style:text-properties officeooo:rsid="000d80b4"/>
    </style:style>
    <style:style style:name="T24" style:family="text">
      <style:text-properties officeooo:rsid="008f4d3e"/>
    </style:style>
    <style:style style:name="T25" style:family="text">
      <style:text-properties officeooo:rsid="0092148e"/>
    </style:style>
    <style:style style:name="T26" style:family="text">
      <style:text-properties officeooo:rsid="00a7b81d"/>
    </style:style>
    <style:style style:name="T27" style:family="text">
      <style:text-properties officeooo:rsid="00acb010"/>
    </style:style>
    <style:style style:name="T28" style:family="text">
      <style:text-properties officeooo:rsid="00b75945"/>
    </style:style>
    <style:style style:name="T29" style:family="text">
      <style:text-properties officeooo:rsid="00b91a99"/>
    </style:style>
    <style:style style:name="T30" style:family="text">
      <style:text-properties officeooo:rsid="00b9ad88"/>
    </style:style>
    <style:style style:name="T31" style:family="text">
      <style:text-properties officeooo:rsid="00bb9a1b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1.827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 P<text:span text:style-name="T25">acman</text:span></text:p>
      <text:p text:style-name="P12"/>
      <text:p text:style-name="P12"/>
      <text:p text:style-name="P12"><draw:frame draw:style-name="fr1" draw:name="Cadre7" text:anchor-type="paragraph" svg:x="0.034cm" svg:y="0.233cm" svg:width="17.082cm" draw:z-index="1"><draw:text-box fo:min-height="0.79cm"><text:p text:style-name="P15">FICHE DE SPÉCIFICATION DE L’US N° : <text:span text:style-name="T24">185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3">Historique des modifications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7">version</text:p>
          </table:table-cell>
          <table:table-cell table:style-name="Tableau2.B2" office:value-type="string">
            <text:p text:style-name="P27">Date</text:p>
          </table:table-cell>
          <table:table-cell table:style-name="Tableau2.C2" office:value-type="string">
            <text:p text:style-name="P27">Auteur de la modification</text:p>
          </table:table-cell>
          <table:table-cell table:style-name="Tableau2.D2" office:value-type="string">
            <text:p text:style-name="P27">statut<text:note text:id="ftn1" text:note-class="footnote"><text:note-citation>1</text:note-citation><text:note-body><text:p text:style-name="P35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7">00</text:p>
          </table:table-cell>
          <table:table-cell table:style-name="Tableau2.B3" office:value-type="string">
            <text:p text:style-name="P28"><text:span text:style-name="T27">20</text:span>/<text:span text:style-name="T26">03</text:span>/201<text:span text:style-name="T26">9</text:span></text:p>
          </table:table-cell>
          <table:table-cell table:style-name="Tableau2.C3" office:value-type="string">
            <text:p text:style-name="P28">GC</text:p>
          </table:table-cell>
          <table:table-cell table:style-name="Tableau2.D3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7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8"/>
          </table:table-cell>
          <table:table-cell table:style-name="Tableau2.D4" office:value-type="string">
            <text:p text:style-name="P30"/>
          </table:table-cell>
        </table:table-row>
      </table:table>
      <text:p text:style-name="P18"><draw:frame draw:style-name="fr1" draw:name="Cadre2" text:anchor-type="paragraph" svg:x="0.018cm" svg:y="0.226cm" svg:width="17.03cm" draw:z-index="0"><draw:text-box fo:min-height="0.79cm"><text:p text:style-name="P19">FONCTIONNALIT<text:span text:style-name="T4">É : </text:span><text:span text:style-name="T8">Remplacer</text:span><text:span text:style-name="T16"> une modalité d’un référentiel de travail par une modalité du référentiel commun</text:span></text:p></draw:text-box></draw:frame><draw:frame draw:style-name="fr1" draw:name="Cadre8" text:anchor-type="paragraph" svg:x="-0.019cm" svg:y="1.505cm" svg:width="17.014cm" draw:z-index="2"><draw:text-box fo:min-height="0.79cm"><text:p text:style-name="P19"><text:span text:style-name="T23">PROFIL</text:span> D'UTILISAT<text:span text:style-name="T23">EURS</text:span> CONCERN<text:span text:style-name="T4">É : </text:span><text:span text:style-name="T6">Ad</text:span><text:span text:style-name="T7">m</text:span><text:span text:style-name="T6">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5"/>
            <text:p text:style-name="P32">Description</text:p>
            <text:p text:style-name="P25"/>
          </table:table-cell>
          <table:covered-table-cell/>
        </table:table-row>
        <table:table-row>
          <table:table-cell table:style-name="Tableau1.A2" office:value-type="string">
            <text:p text:style-name="P26">En tant que</text:p>
          </table:table-cell>
          <table:table-cell table:style-name="Tableau1.B4" office:value-type="string">
            <text:p text:style-name="P31">administrateur</text:p>
          </table:table-cell>
        </table:table-row>
        <table:table-row>
          <table:table-cell table:style-name="Tableau1.A2" office:value-type="string">
            <text:p text:style-name="P26">Je veux</text:p>
          </table:table-cell>
          <table:table-cell table:style-name="Tableau1.B4" office:value-type="string">
            <text:p text:style-name="P21"><text:span text:style-name="T8">remplacer</text:span><text:span text:style-name="T16"> une modalité d’un référentiel de travail par une modalité du référentiel commun</text:span></text:p>
          </table:table-cell>
        </table:table-row>
        <table:table-row>
          <table:table-cell table:style-name="Tableau1.A2" office:value-type="string">
            <text:p text:style-name="P26">Afin de/<text:span text:style-name="T20">que</text:span></text:p>
          </table:table-cell>
          <table:table-cell table:style-name="Tableau1.B4" office:value-type="string">
            <text:p text:style-name="P34">d’affecter les données à la nouvelle modalité</text:p>
          </table:table-cell>
        </table:table-row>
      </table:table>
      <text:p text:style-name="P16"/>
      <text:p text:style-name="P17"><draw:frame draw:style-name="fr2" draw:name="Cadre3" text:anchor-type="paragraph" svg:x="0.104cm" svg:y="7.558cm" svg:width="16.953cm" draw:z-index="6"><draw:text-box fo:min-height="2.738cm"><text:p text:style-name="P13">Liste des r<text:span text:style-name="T21">è</text:span>gles de gestion à appliquer pour cette fonctionnalité<text:span text:style-name="T22"> : </text:span></text:p><text:p text:style-name="P7"/></draw:text-box></draw:frame><draw:frame draw:style-name="fr2" draw:name="Cadre4" text:anchor-type="paragraph" svg:x="0.104cm" svg:y="2.228cm" svg:width="16.923cm" draw:z-index="3"><draw:text-box fo:min-height="4.819cm"><text:p text:style-name="P19"><text:span text:style-name="T2">Pré-requis à la mise en œuvre de la fonctionnalité</text:span><text:span text:style-name="T4"> : </text:span></text:p><text:p text:style-name="P20"><text:span text:style-name="T5">En tant qu’utilisateur</text:span><text:span text:style-name="T2"> :</text:span></text:p><text:p text:style-name="P8"><text:span text:style-name="T10">avoir choisi </text:span><text:span text:style-name="T12">l’espace de travail dans lequel </text:span><text:span text:style-name="T10">remplacer</text:span><text:span text:style-name="T11"> une modalité d’un référentiel de travail par une modalité du référentiel commun</text:span></text:p></draw:text-box></draw:frame></text:p>
      <text:p text:style-name="P11">SPÉCIFICATIONS DÉTAILLÉES</text:p>
      <text:p text:style-name="P17"><draw:frame draw:style-name="fr2" draw:name="Cadre5" text:anchor-type="paragraph" svg:x="0.03cm" svg:y="0.37cm" svg:width="16.974cm" draw:z-index="5"><draw:text-box fo:min-height="14.97cm"><text:p text:style-name="P13">Description de la fonctionnalité : <text:span text:style-name="T3">cf. exemple d'écran en annexe de la fiche</text:span></text:p><text:p text:style-name="P6"><text:span text:style-name="T12">Après avoir choisi l</text:span><text:span text:style-name="T9">’</text:span><text:span text:style-name="T12">es</text:span><text:span text:style-name="T9">pace de travail, </text:span><text:span text:style-name="T12">à côté du bouton correspondant s’affiche le choix d’une dimension </text:span><text:span text:style-name="T14">(en affichant la liste des identifiants des dimensions dans la fenêtre de sélection)</text:span><text:span text:style-name="T12">. </text:span><text:span text:style-name="T13">Lorsque la dimension est choisie, </text:span><text:span text:style-name="T15">deux listes s’affichent côté à côté. La première comporte la liste des modalités de la dimension spécifiques à l’espace de travail. La seconde comporte toutes les modalités de la dimension dans le référentiel commun.</text:span></text:p><text:p text:style-name="P4"/><text:p text:style-name="P9">Il s’agit de sélectionner une modalité et une seule dans chacune des listes.</text:p><text:p text:style-name="P9"/><text:p text:style-name="P9">Sous les listes figure un bouton « Valider les modalités », cliquable que lorsqu’une modalité a été choisie dans chacune des listes.</text:p><text:p text:style-name="P9"/><text:p text:style-name="P9">Lorsque le bouton est utilisé, une fenêtre de confirmation s’affiche avec le message suivant : souhaitez-vous vraiment rattacher les données de la modalité &lt;modalité de l’espace de travail&gt; à la modalité &lt;modalité du référentiel commun&gt; ? Avec un bouton « OK » et « Annuler » sous le message. Si le bouton « Annuler »est utilisé, la fenêtre se ferme sans modification du référentiel et de la base de données. Si le bouton « OK » est utilisé, alors les croisements concernant la modalité de l’espace de travail choisie sont dupliqués <text:span text:style-name="T31">dans l’espace de travail</text:span> et la modalité de l’espace de travail est remplacée par celle du référentiel commun. <text:span text:style-name="T31">Si certains croisements créés existent déjà avec une valeur, ceux-ci sont supprimés au préalable.</text:span> Ensuite, les croisements concernant la modalité de l’espace de travail sont supprimés. Enfin, la modalité <text:span text:style-name="T31">elle-même</text:span> est supprimée du référentiel de l’espace de travail.</text:p></draw:text-box></draw:frame><draw:frame draw:style-name="fr2" draw:name="Cadre6" text:anchor-type="paragraph" svg:x="0.041cm" svg:y="16.147cm" svg:width="16.974cm" draw:z-index="4"><draw:text-box fo:min-height="0.669cm"><text:p text:style-name="P13">Résultat attendu de la fonctionnalité<text:span text:style-name="T22"> : </text:span></text:p><text:p text:style-name="P5">L<text:span text:style-name="T28">a modalité choisie du référentiel commun a remplacé celle qui a été choisie dans le référentiel de travail</text:span></text:p></draw:text-box></draw:frame><text:soft-page-break/></text:p>
      <text:p text:style-name="P17"><draw:frame draw:style-name="fr3" draw:name="Cadre9" text:anchor-type="paragraph" svg:x="0.146cm" svg:y="0.415cm" svg:width="16.974cm" draw:z-index="7"><draw:text-box fo:min-height="0.669cm"><text:p text:style-name="P14"><text:span text:style-name="T22">C</text:span><text:span text:style-name="T1">ritère d’acceptation – Jeux de test </text:span><text:span text:style-name="T17">(</text:span><text:span text:style-name="T18">y c.</text:span><text:span text:style-name="T17"> d</text:span><text:span text:style-name="T18">é</text:span><text:span text:style-name="T17">finition de prêt)</text:span></text:p><text:p text:style-name="P3">- L<text:span text:style-name="T29">a modalité choisie du référentiel de travail n’existe plus dans la base de données</text:span></text:p><text:p text:style-name="P3">- <text:span text:style-name="T30">les valeurs relatives à la modalité de l’espace de travail ont été affectée à la modalité choisie du référentiel commun</text:span></text:p><text:p text:style-name="P1"/><text:p text:style-name="P1"/></draw:text-box></draw:frame></text:p>
      <text:p text:style-name="P22"/>
      <text:p text:style-name="P36"><draw:custom-shape text:anchor-type="paragraph" draw:z-index="8" draw:name="Forme11" draw:style-name="gr1" draw:text-style-name="P38" svg:width="18.204cm" svg:height="11.828cm" svg:x="7.929cm" svg:y="3.806cm"><text:p/><draw:enhanced-geometry svg:viewBox="0 0 21600 21600" draw:type="rectangle" draw:enhanced-path="M 0 0 L 21600 0 21600 21600 0 21600 0 0 Z N"/></draw:custom-shape></text:p>
      <text:p text:style-name="P37">ANNEXE DE PR<text:span text:style-name="T19">É</text:span>SENTATION DES DONN<text:span text:style-name="T19">ÉES DE TEST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1:41:41.482000000</dc:date>
    <meta:editing-duration>P1DT21H52M32S</meta:editing-duration>
    <meta:editing-cycles>151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7" meta:word-count="471" meta:character-count="2937" meta:non-whitespace-character-count="2499"/>
  </office:meta>
</office:document-meta>
</file>